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99cm" loext:contextual-spacing="false"/>
      <style:text-properties style:font-name="Ubuntu" fo:font-size="11pt" fo:language="en" fo:country="US" fo:font-weight="normal" officeooo:rsid="0008529b" officeooo:paragraph-rsid="0008529b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.199cm" loext:contextual-spacing="false"/>
      <style:text-properties style:font-name="Ubuntu" fo:font-size="11pt" fo:language="en" fo:country="US" fo:font-weight="bold" officeooo:rsid="0008529b" officeooo:paragraph-rsid="0008529b" style:font-size-asian="9.60000038146973pt" style:font-weight-asian="bold" style:font-size-complex="11pt" style:font-weight-complex="bold"/>
    </style:style>
    <style:style style:name="P3" style:family="paragraph" style:parent-style-name="Standard" style:list-style-name="L1">
      <style:paragraph-properties fo:margin-top="0cm" fo:margin-bottom="0.199cm" loext:contextual-spacing="false"/>
      <style:text-properties style:font-name="Ubuntu" fo:font-size="11pt" fo:language="en" fo:country="US" fo:font-weight="normal" officeooo:rsid="0014f228" officeooo:paragraph-rsid="0008529b" style:font-size-asian="9.60000038146973pt" style:font-weight-asian="normal" style:font-size-complex="11pt" style:font-weight-complex="normal"/>
    </style:style>
    <style:style style:name="P4" style:family="paragraph" style:parent-style-name="Standard" style:list-style-name="L1">
      <style:paragraph-properties fo:margin-top="0cm" fo:margin-bottom="0.199cm" loext:contextual-spacing="false"/>
      <style:text-properties style:font-name="Ubuntu" fo:font-size="11pt" fo:language="en" fo:country="US" fo:font-weight="normal" officeooo:rsid="001649e7" officeooo:paragraph-rsid="0008529b" style:font-size-asian="9.60000038146973pt" style:font-weight-asian="normal" style:font-size-complex="11pt" style:font-weight-complex="normal"/>
    </style:style>
    <style:style style:name="P5" style:family="paragraph" style:parent-style-name="Standard" style:list-style-name="L1">
      <style:paragraph-properties fo:margin-top="0cm" fo:margin-bottom="0.199cm" loext:contextual-spacing="false"/>
      <style:text-properties style:font-name="Ubuntu" fo:font-size="11pt" fo:language="en" fo:country="US" fo:font-weight="normal" officeooo:rsid="0016ed5c" officeooo:paragraph-rsid="0008529b" style:font-size-asian="9.60000038146973pt" style:font-weight-asian="normal" style:font-size-complex="11pt" style:font-weight-complex="normal"/>
    </style:style>
    <style:style style:name="P6" style:family="paragraph" style:parent-style-name="Standard" style:list-style-name="L1">
      <style:paragraph-properties fo:margin-top="0cm" fo:margin-bottom="0.199cm" loext:contextual-spacing="false"/>
      <style:text-properties style:font-name="Ubuntu" fo:font-size="11pt" fo:language="en" fo:country="US" fo:font-weight="normal" officeooo:rsid="000e356f" officeooo:paragraph-rsid="000e356f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margin-top="0cm" fo:margin-bottom="0.199cm" loext:contextual-spacing="false"/>
      <style:text-properties style:font-name="Ubuntu" fo:font-size="11pt" fo:language="en" fo:country="US" fo:font-weight="normal" officeooo:rsid="000e356f" officeooo:paragraph-rsid="000e356f" style:font-size-asian="9.60000038146973pt" style:font-weight-asian="normal" style:font-size-complex="11pt" style:font-weight-complex="normal"/>
    </style:style>
    <style:style style:name="P8" style:family="paragraph" style:parent-style-name="Standard" style:list-style-name="L2">
      <style:paragraph-properties fo:margin-top="0cm" fo:margin-bottom="0.199cm" loext:contextual-spacing="false"/>
      <style:text-properties style:font-name="Ubuntu" fo:font-size="11pt" fo:language="en" fo:country="US" fo:font-weight="normal" officeooo:rsid="000e356f" officeooo:paragraph-rsid="000e356f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margin-top="0cm" fo:margin-bottom="0.199cm" loext:contextual-spacing="false"/>
      <style:text-properties style:font-name="Ubuntu" fo:font-size="11pt" fo:language="en" fo:country="US" fo:font-weight="normal" officeooo:rsid="000f9aef" officeooo:paragraph-rsid="000f9aef" style:font-size-asian="9.60000038146973pt" style:font-weight-asian="normal" style:font-size-complex="11pt" style:font-weight-complex="normal"/>
    </style:style>
    <style:style style:name="P10" style:family="paragraph" style:parent-style-name="Standard" style:list-style-name="L2">
      <style:paragraph-properties fo:margin-top="0cm" fo:margin-bottom="0.199cm" loext:contextual-spacing="false"/>
      <style:text-properties style:font-name="Ubuntu" fo:font-size="11pt" fo:language="en" fo:country="US" fo:font-weight="normal" officeooo:rsid="000f9aef" officeooo:paragraph-rsid="000f9aef" style:font-size-asian="9.60000038146973pt" style:font-weight-asian="normal" style:font-size-complex="11pt" style:font-weight-complex="normal"/>
    </style:style>
    <style:style style:name="P11" style:family="paragraph" style:parent-style-name="Standard" style:list-style-name="L2">
      <style:paragraph-properties fo:margin-top="0cm" fo:margin-bottom="0.199cm" loext:contextual-spacing="false"/>
      <style:text-properties style:font-name="Ubuntu" fo:font-size="11pt" fo:language="en" fo:country="US" fo:font-weight="normal" officeooo:rsid="000fa167" officeooo:paragraph-rsid="000fa167" style:font-size-asian="9.60000038146973pt" style:font-weight-asian="normal" style:font-size-complex="11pt" style:font-weight-complex="normal"/>
    </style:style>
    <style:style style:name="P12" style:family="paragraph" style:parent-style-name="Standard" style:list-style-name="L1">
      <style:paragraph-properties fo:margin-top="0cm" fo:margin-bottom="0.199cm" loext:contextual-spacing="false"/>
      <style:text-properties style:font-name="Ubuntu" fo:font-size="11pt" fo:language="en" fo:country="US" fo:font-weight="normal" officeooo:rsid="001d2fb1" officeooo:paragraph-rsid="0008529b" fo:background-color="transparent" style:font-size-asian="9.60000038146973pt" style:font-weight-asian="normal" style:font-size-complex="11pt" style:font-weight-complex="normal"/>
    </style:style>
    <style:style style:name="P13" style:family="paragraph" style:parent-style-name="Standard" style:list-style-name="L1">
      <style:paragraph-properties fo:margin-top="0cm" fo:margin-bottom="0.199cm" loext:contextual-spacing="false"/>
      <style:text-properties style:font-name="Ubuntu" fo:font-size="11pt" fo:language="en" fo:country="US" fo:font-weight="normal" officeooo:rsid="0014f228" officeooo:paragraph-rsid="0008529b" fo:background-color="transparent" style:font-size-asian="9.60000038146973pt" style:font-weight-asian="normal" style:font-size-complex="11pt" style:font-weight-complex="normal"/>
    </style:style>
    <style:style style:name="P14" style:family="paragraph" style:parent-style-name="Standard" style:list-style-name="L1">
      <style:paragraph-properties fo:margin-top="0cm" fo:margin-bottom="0.199cm" loext:contextual-spacing="false"/>
      <style:text-properties style:font-name="Ubuntu" fo:font-size="11pt" fo:language="en" fo:country="US" fo:font-weight="normal" officeooo:rsid="0016ed5c" officeooo:paragraph-rsid="0008529b" fo:background-color="transparent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margin-top="0cm" fo:margin-bottom="0.199cm" loext:contextual-spacing="false"/>
      <style:text-properties style:font-name="Ubuntu" fo:font-size="11pt" fo:language="en" fo:country="US" fo:font-weight="bold" officeooo:rsid="000e356f" officeooo:paragraph-rsid="000e356f" style:font-size-asian="9.60000038146973pt" style:font-weight-asian="bold" style:font-size-complex="11pt" style:font-weight-complex="bold"/>
    </style:style>
    <style:style style:name="P16" style:family="paragraph" style:parent-style-name="Standard">
      <style:paragraph-properties fo:margin-top="0cm" fo:margin-bottom="0.199cm" loext:contextual-spacing="false"/>
      <style:text-properties style:font-name="Ubuntu" fo:font-size="11pt" fo:language="en" fo:country="US" fo:font-weight="bold" officeooo:rsid="000f9aef" officeooo:paragraph-rsid="000f9aef" style:font-size-asian="9.60000038146973pt" style:font-weight-asian="bold" style:font-size-complex="11pt" style:font-weight-complex="bold"/>
    </style:style>
    <style:style style:name="P17" style:family="paragraph" style:parent-style-name="Standard" style:list-style-name="L1">
      <style:paragraph-properties fo:margin-top="0cm" fo:margin-bottom="0.199cm" loext:contextual-spacing="false"/>
      <style:text-properties fo:color="#000000" style:font-name="Arial" fo:font-size="11pt" fo:language="en" fo:country="US" fo:font-weight="normal" officeooo:rsid="0014f228" officeooo:paragraph-rsid="0008529b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.199cm" loext:contextual-spacing="false" fo:break-before="page"/>
      <style:text-properties style:font-name="Ubuntu" fo:font-size="11pt" fo:language="en" fo:country="US" fo:font-weight="normal" officeooo:rsid="000e356f" officeooo:paragraph-rsid="000e356f" style:font-size-asian="9.60000038146973pt" style:font-weight-asian="normal" style:font-size-complex="11pt" style:font-weight-complex="normal"/>
    </style:style>
    <style:style style:name="T1" style:family="text">
      <style:text-properties officeooo:rsid="001d93f4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6ed5c" fo:background-color="transparent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f9a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cm" fo:text-indent="-0.635cm" fo:margin-left="1.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5cm" fo:text-indent="-0.635cm" fo:margin-left="1.99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cm" fo:text-indent="-0.635cm" fo:margin-left="2.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5cm" fo:text-indent="-0.635cm" fo:margin-left="3.26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cm" fo:text-indent="-0.635cm" fo:margin-left="3.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5cm" fo:text-indent="-0.635cm" fo:margin-left="4.5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cm" fo:text-indent="-0.635cm" fo:margin-left="5.1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5cm" fo:text-indent="-0.635cm" fo:margin-left="5.80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cm" fo:text-indent="-0.635cm" fo:margin-left="6.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5cm" fo:text-indent="-0.635cm" fo:margin-left="7.07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ecklist 1</text:p>
      <text:p text:style-name="P1"/>
      <text:list xml:id="list4347561157992044580" text:style-name="L1">
        <text:list-item>
          <text:p text:style-name="P4">Really good names for classes, functions and variables ?</text:p>
        </text:list-item>
        <text:list-item>
          <text:p text:style-name="P4">Is the responsibility/behavior of your function/class clearly defined</text:p>
        </text:list-item>
        <text:list-item>
          <text:p text:style-name="P4">Encapsulate (make as much as possible private/protected) → use set/get functions</text:p>
        </text:list-item>
        <text:list-item>
          <text:p text:style-name="P3"><text:span text:style-name="T1">avoid </text:span>functions with large parameter lists</text:p>
        </text:list-item>
        <text:list-item>
          <text:p text:style-name="P4">Variables/Objects will be initialized and as local as possible</text:p>
        </text:list-item>
        <text:list-item>
          <text:p text:style-name="P5">initialize preferable in the constructor / via the constructor.</text:p>
        </text:list-item>
        <text:list-item>
          <text:p text:style-name="P4">Check errors / exceptions</text:p>
        </text:list-item>
        <text:list-item>
          <text:p text:style-name="P4">For functions: Does the order of the parameters make sense?</text:p>
        </text:list-item>
        <text:list-item>
          <text:p text:style-name="P4">Is another interface layer for the future beneficial? Abstract classes?</text:p>
        </text:list-item>
        <text:list-item>
          <text:p text:style-name="P4">Is everything declared constant that actually is constant?</text:p>
        </text:list-item>
        <text:list-item>
          <text:p text:style-name="P4">Are we running into possible problems due to the automatically generated copy ctor, default ctor, assignment operator</text:p>
        </text:list-item>
        <text:list-item>
          <text:p text:style-name="P4">Too much coupling between classes ? <text:s/>(perhaps non-member functions better suited?)</text:p>
        </text:list-item>
        <text:list-item>
          <text:p text:style-name="P12">Do not call virtual functions in ctors or dtors</text:p>
        </text:list-item>
        <text:list-item>
          <text:p text:style-name="P13">Make base class dtors typically public virtual</text:p>
          <text:p text:style-name="P3"><text:span text:style-name="T2">If you define a copy ctor </text:span><text:span text:style-name="T3">or assignment operator: Have a look at the styleguide</text:span></text:p>
        </text:list-item>
        <text:list-item>
          <text:p text:style-name="P14">Do not use „using namespace“ within the *.h file or perfore the includes</text:p>
        </text:list-item>
        <text:list-item>
          <text:p text:style-name="P14">for containers: Use vectors by default</text:p>
        </text:list-item>
        <text:list-item>
          <text:p text:style-name="P14">Beware of casts</text:p>
        </text:list-item>
        <text:list-item>
          <text:p text:style-name="P17">Do not inherit from a class not being designed to be base class (e.g. without virtual destructor) („Some people don't want to have kids !“).<text:line-break/>If you want to add behavior: just use functions.<text:line-break/>If you want to add data: use composition (→ tedious passthrough functions have to be written but this pays off !). Example super_string (which has-a string inside)</text:p>
          <text:p text:style-name="P6"/>
        </text:list-item>
        <text:list-item>
          <text:p text:style-name="P6"/>
        </text:list-item>
        <text:list-item>
          <text:p text:style-name="P6"/>
        </text:list-item>
      </text:list>
      <text:p text:style-name="P7"/>
      <text:p text:style-name="P18"/>
      <text:p text:style-name="P7">Und nun noch <text:span text:style-name="T5">ein paar </text:span>übliche Probleme auf deutsch ….</text:p>
      <text:p text:style-name="P15">Copy Construction und assignment OP (</text:p>
      <text:p text:style-name="P7"/>
      <text:p text:style-name="P7">a) Ich will gar nicht, dass das geht ! <text:s/><text:line-break/><text:span text:style-name="T4">(Vorsicht: Dann Klasse aber auch nicht in Std Container nutzbar … ist für uns doof !)</text:span></text:p>
      <text:p text:style-name="P7"><text:tab/>einfach als private deklarieren:</text:p>
      <text:p text:style-name="P7"><text:tab/><text:tab/>private:</text:p>
      <text:p text:style-name="P7"><text:tab/><text:tab/> <text:s text:c="2"/>Klasse(const Klasse&amp;);</text:p>
      <text:p text:style-name="P7"><text:tab/><text:tab/> <text:s text:c="2"/>Klasse&amp; operator=(const Klasse&amp;); <text:s text:c="10"/>(Referenz auf ein konstantes Objekt)</text:p>
      <text:p text:style-name="P7">b) Compiler macht das richtige (DAS IST DIE BEVORZUGTE VARIANTE !): Dann mach gar nix.</text:p>
      <text:p text:style-name="P7">c) Scheib Deine eigene Variante. Dann aber für beide !</text:p>
      <text:p text:style-name="P7">Beachte dabei auch:</text:p>
      <text:list xml:id="list4547916406140258704" text:style-name="L2">
        <text:list-item>
          <text:p text:style-name="P8">Für Basisklassen ist es weniger fehleranfällig, lieber eine clone() funktion anzubieten wenn man wirklich deep copy braucht (siehe Sutter Item 54)</text:p>
        </text:list-item>
        <text:list-item>
          <text:p text:style-name="P10">virtuelle Assignment Operatoren sind sowieso wohl zu avoiden (Sutter item 55)</text:p>
        </text:list-item>
        <text:list-item>
          <text:p text:style-name="P11">Error Safe machen</text:p>
        </text:list-item>
        <text:list-item>
          <text:p text:style-name="P11">Guard gegen self-assignment</text:p>
        </text:list-item>
        <text:list-item>
          <text:p text:style-name="P11">wenn assignment op notwendig: mache eine swap funktion (kann man oft brauchen !)</text:p>
        </text:list-item>
      </text:list>
      <text:p text:style-name="P7"/>
      <text:p text:style-name="P16">const Correctness:</text:p>
      <text:p text:style-name="P9">void Tracing::trace(Light* light, OpticalSystem* const s) const</text:p>
      <text:p text:style-name="P9">1) Beachte: In der Deklaration lässt man das const beim OpticalSystem als unnötig meist weg.</text:p>
      <text:p text:style-name="P9">2) Die Funktion ist const, d.h. sie ändert der Zustand des Objects nicht.</text:p>
      <text:p text:style-name="P9">3) Der Pointer auf das optische System ist konstant. Das optische System muss aber nichts</text:p>
      <text:p text:style-name="P9"><text:s text:c="5"/>konstantes sein, sondern kann sich durchaus ändern (tut es z.B. auch bei Optimierung)</text:p>
      <text:p text:style-name="P9">4) Es ist denkbar, dass sich light ändert, denn es ist denkbar, dass man zwischendurch das Licht ändern muss (ray → Raybundle oder auch → wave und dann wieder zurück).</text:p>
      <text:p text:style-name="P9"/>
      <text:p text:style-name="P9">Beachte: leztztlich macht das const correctness Zeug alles kompliziert und zwingt einen dazu, sich da viele doofen Gedanken zu machen. Aber: Es ist in der Lage </text:p>
      <text:p text:style-name="P9">a) zur Compiletime diverse Fehlerchen zu finden</text:p>
      <text:p text:style-name="P9">b) dient bei der Dokumentation denn wenn ich sehe, dass was const ist, dann muss ich mir keine Gedanken machen, ob sich was ändert.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23:44:42.986177704</meta:creation-date>
    <dc:date>2017-04-24T08:04:23.631276631</dc:date>
    <meta:editing-duration>PT44M3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48" meta:word-count="542" meta:character-count="3280" meta:non-whitespace-character-count="2777"/>
  </office:meta>
</office:document-meta>
</file>